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left="-0.1in" fo:margin-top="0in" fo:margin-bottom="0in" style:contextual-spacing="false" fo:text-align="start" style:justify-single-word="false"/>
    </style:style>
    <style:style style:name="P3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P4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Heading_20_3">
      <style:paragraph-properties fo:margin-left="-0.1in" fo:margin-top="0in" fo:margin-bottom="0in" style:contextual-spacing="false" fo:text-align="start" style:justify-single-word="false"/>
    </style:style>
    <style:style style:name="P7" style:family="paragraph" style:parent-style-name="Text_20_body">
      <style:paragraph-properties fo:line-height="108%"/>
    </style:style>
    <style:style style:name="P8" style:family="paragraph" style:parent-style-name="Text_20_body">
      <style:paragraph-properties fo:line-height="108%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9" style:family="paragraph" style:parent-style-name="Text_20_body" style:list-style-name="WWNum1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  <style:text-properties officeooo:paragraph-rsid="0008cda0"/>
    </style:style>
    <style:style style:name="P10" style:family="paragraph" style:parent-style-name="Text_20_body" style:list-style-name="L1">
      <style:paragraph-properties fo:line-height="108%">
        <style:tab-stops>
          <style:tab-stop style:position="0in"/>
        </style:tab-stops>
      </style:paragraph-properties>
      <style:text-properties style:font-name="Adwaita Sans" fo:font-size="10.5pt" style:font-size-asian="10.5pt" style:font-size-complex="10.5pt"/>
    </style:style>
    <style:style style:name="P11" style:family="paragraph" style:parent-style-name="Text_20_body">
      <style:paragraph-properties fo:line-height="108%"/>
      <style:text-properties style:font-name="Adwaita Sans" fo:font-size="10.5pt" style:font-size-asian="10.5pt" style:font-size-complex="10.5pt"/>
    </style:style>
    <style:style style:name="P12" style:family="paragraph" style:parent-style-name="Text_20_body">
      <style:paragraph-properties fo:margin-left="-0.1in" fo:margin-top="0in" fo:margin-bottom="0in" style:contextual-spacing="false"/>
    </style:style>
    <style:style style:name="P13" style:family="paragraph" style:parent-style-name="Text_20_body" style:list-style-name="WWNum2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0.5pt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Text_20_body" style:list-style-name="WWNum3"/>
    <style:style style:name="P17" style:family="paragraph" style:parent-style-name="Text_20_body">
      <style:text-properties fo:color="#000000" loext:opacity="100%" style:font-name="Adwaita Sans" fo:font-size="10.5pt" style:font-size-asian="10.5pt" style:font-name-complex="Arial1" style:font-size-complex="10.5pt"/>
    </style:style>
    <style:style style:name="P18" style:family="paragraph" style:parent-style-name="Text_20_body">
      <style:paragraph-properties fo:margin-top="0in" fo:margin-bottom="0.0972in" style:contextual-spacing="false" fo:line-height="108%"/>
    </style:style>
    <style:style style:name="T1" style:family="text">
      <style:text-properties fo:color="#000000" loext:opacity="100%" style:font-name="Adwaita Sans" fo:font-size="18pt" fo:font-weight="normal" style:font-size-asian="18pt" style:font-weight-asian="normal" style:font-name-complex="Arial1" style:font-size-complex="18pt" style:font-weight-complex="normal"/>
    </style:style>
    <style:style style:name="T2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T3" style:family="text">
      <style:text-properties style:font-name="Adwaita Sans" fo:font-size="10.5pt" style:font-size-asian="10.5pt" style:font-size-complex="10.5pt"/>
    </style:style>
    <style:style style:name="T4" style:family="text">
      <style:text-properties fo:color="#000000" loext:opacity="100%" style:font-name="Adwaita Sans" fo:font-size="10.5pt" fo:font-weight="normal" style:font-size-asian="10.5pt" style:font-weight-asian="normal" style:font-size-complex="10.5pt" style:font-weight-complex="normal">
        <loext:char-complex-color loext:theme-type="hyperlink" loext:color-type="theme"/>
      </style:text-properties>
    </style:style>
    <style:style style:name="T5" style:family="text">
      <style:text-properties style:font-name="Adwaita Sans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000000" loext:opacity="100%" style:font-name="Adwaita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8" style:family="text">
      <style:text-properties fo:color="#000000" loext:opacity="100%" style:font-name="Adwaita Sans" fo:font-size="10.5pt" style:text-underline-style="none" fo:font-weight="bold" style:font-name-asian="Calibri1" style:font-size-asian="10.5pt" style:font-weight-asian="bold" style:font-name-complex="Arial1" style:font-size-complex="10.5pt" style:font-weight-complex="bold"/>
    </style:style>
    <style:style style:name="T9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0.5pt" style:font-weight-complex="bold"/>
    </style:style>
    <style:style style:name="T10" style:family="text">
      <style:text-properties fo:color="#000000" loext:opacity="100%" style:font-name="Adwaita Sans" fo:font-size="10.5pt" style:font-size-asian="10.5pt" style:font-name-complex="Arial1" style:font-size-complex="10.5pt"/>
    </style:style>
    <style:style style:name="T11" style:family="text">
      <style:text-properties style:font-name="Adwaita Sans" fo:font-size="12pt" style:font-size-asian="12pt" style:font-size-complex="12pt"/>
    </style:style>
    <style:style style:name="T12" style:family="text">
      <style:text-properties fo:color="#000000" loext:opacity="100%" style:font-name="Adwaita Sans" fo:font-size="10.5pt" fo:language="en" fo:country="US" fo:font-style="normal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3" style:family="text">
      <style:text-properties fo:color="#000000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4" style:family="text">
      <style:text-properties fo:color="#111111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5" style:family="text">
      <style:text-properties style:font-name="Adwaita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font-name="Adwaita Sans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Adwaita Sans"/>
    </style:style>
    <style:style style:name="T18" style:family="text"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T19" style:family="text">
      <style:text-properties fo:color="#000000" loext:opacity="100%" style:font-name="Adwaita Sans" fo:font-size="12pt" style:font-size-asian="12pt" style:font-name-complex="Arial1" style:font-size-complex="12pt"/>
    </style:style>
    <style:style style:name="T20" style:family="text">
      <style:text-properties fo:color="#000000" loext:opacity="100%" style:font-name="Adwaita Sans" fo:font-size="10.5pt" style:font-size-asian="10.5pt" style:font-size-complex="10.5pt"/>
    </style:style>
    <style:style style:name="T21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.0138in" svg:stroke-color="#888888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.0071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Gustavo Monnerat da Costa Veronese</text:span><text:span text:style-name="T1"/></text:p>
      <text:p text:style-name="P2"><text:span text:style-name="T2">Telefone: +55 (41) 99189-2192 – Email: </text:span><text:a xlink:type="simple" xlink:href="mailto:monnerat.gustavo@outlook.com" text:style-name="Internet_20_link" text:visited-style-name="Visited_20_Internet_20_Link"><text:span text:style-name="Internet_20_link"><text:span text:style-name="T2">monnerat.gustavo@outlook.com</text:span></text:span></text:a><text:span text:style-name="T2"> – E</text:span><text:span text:style-name="T3">ndereço</text:span><text:span text:style-name="T2">: Curitiba/PR, Brasil</text:span></text:p>
      <text:p text:style-name="P2"><text:a xlink:type="simple" xlink:href="https://gustavommcv.github.io/portfolio/#/" text:style-name="Internet_20_link" text:visited-style-name="Visited_20_Internet_20_Link"><text:span text:style-name="Internet_20_link"><text:span text:style-name="T4">Portfólio</text:span></text:span></text:a><text:span text:style-name="T5"> – </text:span><text:a xlink:type="simple" xlink:href="https://github.com/gustavommcv" text:style-name="Internet_20_link" text:visited-style-name="Visited_20_Internet_20_Link"><text:span text:style-name="Internet_20_link"><text:span text:style-name="T6">GitHub</text:span></text:span></text:a><text:span text:style-name="T5"> – </text:span><text:a xlink:type="simple" xlink:href="https://www.linkedin.com/in/gustavommcv/" text:style-name="Internet_20_link" text:visited-style-name="Visited_20_Internet_20_Link"><text:span text:style-name="Internet_20_link"><text:span text:style-name="T6">Linkedin</text:span></text:span></text:a></text:p>
      <text:p text:style-name="P3" loext:marker-style-name="T7"><text:span text:style-name="Internet_20_link"><text:span text:style-name="T7"/></text:span></text:p>
      <text:p text:style-name="P4" loext:marker-style-name="T2"><draw:line text:anchor-type="char" draw:z-index="0" draw:name="Horizontal line 1" draw:style-name="gr1" draw:text-style-name="P5" svg:x1="-0.1in" svg:y1="0.0134in" svg:x2="7.3028in" svg:y2="0.0142in"><text:p/></draw:line></text:p>
      <text:h text:style-name="P6" text:outline-level="3"><text:a xlink:type="simple" xlink:href="https://www.educacao.pr.gov.br/" text:style-name="Internet_20_link" text:visited-style-name="Visited_20_Internet_20_Link"><text:span text:style-name="Internet_20_link"><text:span text:style-name="T8">Educação</text:span></text:span></text:a></text:h>
      <text:p text:style-name="P7" loext:marker-style-name="T9"><text:span text:style-name="Strong_20_Emphasis"><text:span text:style-name="T10">XP Educação (XPE),</text:span></text:span><text:span text:style-name="Strong_20_Emphasis"><text:span text:style-name="T2"> </text:span></text:span><text:span text:style-name="Emphasis"><text:span text:style-name="T2">Pós-graduação Lato Sensu em Arquitetura de Software e Soluções</text:span></text:span><text:span text:style-name="Strong_20_Emphasis"><text:span text:style-name="T2"><text:line-break/>Fev 2025 – Fev 2026</text:span></text:span></text:p>
      <text:p text:style-name="P7"><text:span text:style-name="Strong_20_Emphasis"><text:span text:style-name="T10">Unicesumar, </text:span></text:span><text:span text:style-name="Emphasis"><text:span text:style-name="T10">Tecnólogo em Análise e Desenvolvimento de Sistemas</text:span></text:span><text:span text:style-name="T10"><text:line-break/></text:span><text:span text:style-name="Strong_20_Emphasis"><text:span text:style-name="T2">Mai 2022 – Set 2024</text:span></text:span></text:p>
      <text:p text:style-name="P8" loext:marker-style-name="T2"><draw:line text:anchor-type="char" draw:z-index="1" draw:name="Horizontal line 2" draw:style-name="gr1" draw:text-style-name="P5" svg:x1="-0.0933in" svg:y1="0.1024in" svg:x2="7.3094in" svg:y2="0.1031in"><text:p/></draw:line><text:span text:style-name="Strong_20_Emphasis"><text:span text:style-name="T2"/></text:span></text:p>
      <text:p text:style-name="P7"><text:span text:style-name="Strong_20_Emphasis"><text:span text:style-name="T11">Experiência</text:span></text:span></text:p>
      <text:p text:style-name="P7"><text:span text:style-name="Strong_20_Emphasis"><text:span text:style-name="T3">Veronese Maquetes</text:span></text:span><text:span text:style-name="T3"> – </text:span><text:span text:style-name="Emphasis"><text:span text:style-name="T3">Desenvolvedor Full Stack Freelancer - </text:span></text:span><text:bookmark-start text:name="__DdeLink__1196_1558670934"/><text:span text:style-name="Emphasis"><text:span text:style-name="T12">Deploy:</text:span></text:span><text:span text:style-name="Emphasis"><text:span text:style-name="T13"> </text:span></text:span><text:a xlink:type="simple" xlink:href="https://veronesemaquetes.com.br/" text:style-name="Internet_20_link" text:visited-style-name="Visited_20_Internet_20_Link"><text:span text:style-name="Internet_20_link"><text:span text:style-name="T14">Veronese Maquetes</text:span></text:span></text:a><text:bookmark-end text:name="__DdeLink__1196_1558670934"/><text:span text:style-name="T3"><text:line-break/></text:span><text:bookmark text:name="__DdeLink__498_1516522722"/><text:bookmark text:name="__DdeLink__495_1516522722"/><text:span text:style-name="Emphasis"><text:span text:style-name="Strong_20_Emphasis"><text:span text:style-name="T15">Curitiba, PR – Início em abril de 2025</text:span></text:span></text:span></text:p>
      <text:p text:style-name="P7"><text:bookmark-start text:name="__DdeLink__425_1516522722"/><text:bookmark-start text:name="__DdeLink__422_1516522722"/><text:span text:style-name="Strong_20_Emphasis"><text:span text:style-name="T3">Principais Atividades e Conquistas:</text:span></text:span></text:p>
      <text:list text:style-name="WWNum1">
        <text:list-item>
          <text:p text:style-name="P9"><text:bookmark-start text:name="__DdeLink__493_1516522722"/><text:bookmark-start text:name="__DdeLink__490_1516522722"/><text:span text:style-name="Strong_20_Emphasis"><text:span text:style-name="T3">Desenvolvimento Full-Stack</text:span></text:span><text:span text:style-name="T3">: </text:span><text:span text:style-name="T3">Liderei o desenvolvimento do website completo utilizando </text:span><text:span text:style-name="Strong_20_Emphasis"><text:span text:style-name="T3">metodologia Scrum</text:span></text:span><text:span text:style-name="T3"> (com organização via </text:span><text:span text:style-name="Strong_20_Emphasis"><text:span text:style-name="T3">Trello</text:span></text:span><text:span text:style-name="T3">)</text:span><text:span text:style-name="T3">, projetando e implementando tanto o front-end (</text:span><text:span text:style-name="T16">Angular</text:span><text:span text:style-name="T3">) quanto o back-end (</text:span><text:span text:style-name="T16">Go/Golang</text:span><text:span text:style-name="T3">) para entregar uma aplicação web moderna, responsiva e de alta performance.</text:span><text:bookmark-end text:name="__DdeLink__493_1516522722"/><text:bookmark-end text:name="__DdeLink__490_1516522722"/></text:p>
        </text:list-item>
      </text:list>
      <text:list text:style-name="L1">
        <text:list-item>
          <text:p text:style-name="P10"><text:span text:style-name="Strong_20_Emphasis"><text:span text:style-name="T17">Deploy em Nuvem e Escalabilidade</text:span></text:span><text:span text:style-name="T17">: Gerenciei a implantação do back-end no </text:span><text:span text:style-name="Strong_20_Emphasis"><text:span text:style-name="T17">AWS Lambda</text:span></text:span><text:span text:style-name="T17"> para garantir escalabilidade e custo-eficiência, enquanto utilizei o </text:span><text:span text:style-name="Strong_20_Emphasis"><text:span text:style-name="T17">Vercel</text:span></text:span><text:span text:style-name="T17"> para hospedar o front-end, assegurando desempenho e confiabilidade.</text:span></text:p>
        </text:list-item>
        <text:list-item>
          <text:p text:style-name="P10"><text:span text:style-name="Strong_20_Emphasis"><text:span text:style-name="T17">UI/UX Design e Branding</text:span></text:span><text:span text:style-name="T17">: Redesenhei a </text:span><text:span text:style-name="Strong_20_Emphasis"><text:span text:style-name="T17">identidade visual</text:span></text:span><text:span text:style-name="T17"> da empresa, criei interfaces intuitivas no </text:span><text:span text:style-name="Strong_20_Emphasis"><text:span text:style-name="T17">Figma</text:span></text:span><text:span text:style-name="T17"> e garanti uma experiência de marca coesa, alinhada aos objetivos do negócio.</text:span></text:p>
        </text:list-item>
        <text:list-item>
          <text:p text:style-name="P10"><text:span text:style-name="Strong_20_Emphasis"><text:span text:style-name="T17">Colaboração Multidisciplinar</text:span></text:span><text:span text:style-name="T17">: Trabalhei em estreita colaboração com stakeholders e membros da equipe para transformar requisitos em soluções funcionais e visualmente atrativas.</text:span></text:p>
        </text:list-item>
        <text:list-item>
          <text:p text:style-name="P10"><text:span text:style-name="Strong_20_Emphasis"><text:span text:style-name="T17">Entrega do Projeto do Início ao Fim</text:span></text:span><text:span text:style-name="T17">: Entreguei com sucesso o projeto, do </text:span><text:span text:style-name="Strong_20_Emphasis"><text:span text:style-name="T17">conceito à implantação</text:span></text:span><text:span text:style-name="T17">, combinando excelência técnica com design de alta qualidade para uma experiência de usuário fluída.</text:span><text:bookmark-end text:name="__DdeLink__425_1516522722"/><text:bookmark-end text:name="__DdeLink__422_1516522722"/></text:p>
        </text:list-item>
      </text:list>
      <text:p text:style-name="P11" loext:marker-style-name="T3"><draw:line text:anchor-type="char" draw:z-index="2" draw:name="Horizontal line 3" draw:style-name="gr1" draw:text-style-name="P5" svg:x1="-0.0933in" svg:y1="0.1024in" svg:x2="7.3094in" svg:y2="0.1031in"><text:p/></draw:line></text:p>
      <text:p text:style-name="P12" loext:marker-style-name="T18"><text:span text:style-name="Strong_20_Emphasis"><text:span text:style-name="T19">Competências Técnicas</text:span></text:span><text:span text:style-name="T18"/></text:p>
      <text:list text:style-name="WWNum2">
        <text:list-item>
          <text:p text:style-name="P13"><text:span text:style-name="Strong_20_Emphasis"><text:span text:style-name="T10">Linguagens:</text:span></text:span><text:span text:style-name="T9"> </text:span><text:span text:style-name="T2">Golang, C#, Java, JavaScript</text:span></text:p>
        </text:list-item>
        <text:list-item>
          <text:p text:style-name="P13"><text:span text:style-name="Strong_20_Emphasis"><text:span text:style-name="T10">Frameworks:</text:span></text:span><text:span text:style-name="T9"> </text:span><text:span text:style-name="T2">ASP.NET, Spring Boot, ExpressJS, Angular, React, SolidJS</text:span></text:p>
        </text:list-item>
        <text:list-item>
          <text:p text:style-name="P13"><text:span text:style-name="Strong_20_Emphasis"><text:span text:style-name="T10">Bancos de Dados</text:span></text:span><text:span text:style-name="Strong_20_Emphasis"><text:span text:style-name="T9">:</text:span></text:span><text:span text:style-name="T2"> PostgreSQL, MySQL/MariaDB, MongoDB</text:span></text:p>
        </text:list-item>
        <text:list-item>
          <text:p text:style-name="P13"><text:span text:style-name="Strong_20_Emphasis"><text:span text:style-name="T10">Controle de Versão:</text:span></text:span><text:span text:style-name="T2"> Git, GitHub, GitLab</text:span></text:p>
        </text:list-item>
      </text:list>
      <text:p text:style-name="P14" loext:marker-style-name="T10"><text:span text:style-name="Strong_20_Emphasis"><text:span text:style-name="T10"/></text:span></text:p>
      <text:p text:style-name="P14" loext:marker-style-name="T10"><draw:line text:anchor-type="char" draw:z-index="4" draw:name="Horizontal line 4" draw:style-name="gr1" draw:text-style-name="P5" svg:x1="-0.0933in" svg:y1="-0.011in" svg:x2="7.3094in" svg:y2="-0.0102in"><text:p/></draw:line><text:span text:style-name="Strong_20_Emphasis"><text:span text:style-name="T10"/></text:span></text:p>
      <text:p text:style-name="P15"><text:span text:style-name="Strong_20_Emphasis"><text:span text:style-name="T19">Idiomas</text:span></text:span></text:p>
      <text:list text:style-name="WWNum3">
        <text:list-item>
          <text:p text:style-name="P16"><text:span text:style-name="Strong_20_Emphasis"><text:span text:style-name="T10">Português (Brasil):</text:span></text:span><text:span text:style-name="T10"> Nativo</text:span></text:p>
        </text:list-item>
        <text:list-item>
          <text:p text:style-name="P16"><text:span text:style-name="Strong_20_Emphasis"><text:span text:style-name="T10">Inglês:</text:span></text:span><text:span text:style-name="T10"> Avançado (nível C1) — Certificado de Inglês Avançado – Senac (nº 46.202401088/15767)</text:span></text:p>
        </text:list-item>
      </text:list>
      <text:p text:style-name="P17" loext:marker-style-name="T10"><draw:line text:anchor-type="char" draw:z-index="3" draw:name="Horizontal line 6" draw:style-name="gr1" draw:text-style-name="P5" svg:x1="-0.1374in" svg:y1="0.1043in" svg:x2="7.2654in" svg:y2="0.1051in"><text:p/></draw:line></text:p>
      <text:p text:style-name="P12" loext:marker-style-name="T18"><text:span text:style-name="Strong_20_Emphasis"><text:span text:style-name="T19">Projetos</text:span></text:span><text:span text:style-name="T18"/></text:p>
      <text:p text:style-name="P18" loext:marker-style-name="T20"><text:span text:style-name="T2">Visite meu portfólio para conhecer os projetos que desenvolvi: </text:span><text:a xlink:type="simple" xlink:href="https://gustavommcv.github.io/portfolio/#/" text:style-name="Internet_20_link" text:visited-style-name="Visited_20_Internet_20_Link"><text:span text:style-name="Internet_20_link"><text:span text:style-name="T21">Portfólio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dwaita Sans1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/>
    </style:style>
    <style:style style:name="ListLabel_20_38" style:display-name="ListLabel 38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size-complex="10.5pt" style:font-weight-complex="normal">
        <loext:char-complex-color loext:theme-type="hyperlink" loext:color-type="theme"/>
      </style:text-properties>
    </style:style>
    <style:style style:name="ListLabel_20_39" style:display-name="ListLabel 39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ListLabel_20_40" style:display-name="ListLabel 40" style:family="text">
      <style:text-properties fo:color="#000000" loext:opacity="100%" style:font-name="Adwaita Sans" fo:font-family="'Adwaita Sans'" style:font-family-generic="swiss" style:font-pitch="variable" fo:font-size="10.5pt" style:text-underline-style="none" fo:font-weight="bold" style:font-name-asian="Calibri1" style:font-family-asian="Calibri" style:font-family-generic-asian="system" style:font-pitch-asian="variable" style:font-size-asian="10.5pt" style:font-weight-asian="bold" style:font-name-complex="Arial1" style:font-family-complex="Arial" style:font-family-generic-complex="system" style:font-pitch-complex="variable" style:font-size-complex="10.5pt" style:font-weight-complex="bold"/>
    </style:style>
    <style:style style:name="ListLabel_20_41" style:display-name="ListLabel 41" style:family="text">
      <style:text-properties fo:color="#111111" loext:opacity="100%" style:font-name="Adwaita Sans" fo:font-family="'Adwaita Sans'" style:font-family-generic="swiss" style:font-pitch="variable" fo:font-size="10.5pt" fo:language="en" fo:country="US" fo:font-style="normal" style:font-size-asian="10.5pt" style:font-style-asian="normal" style:font-name-complex="Arial1" style:font-family-complex="Arial" style:font-family-generic-complex="system" style:font-pitch-complex="variable" style:font-size-complex="10.5pt" style:font-style-complex="normal"/>
    </style:style>
    <style:style style:name="ListLabel_20_42" style:display-name="ListLabel 42" style:family="text">
      <style:text-properties fo:color="#000000" loext:opacity="100%" style:font-name="Adwaita Sans" fo:font-family="'Adwaita Sans'" style:font-family-generic="swiss" style:font-pitch="variable" fo:font-size="10.5pt" fo:language="en" fo:country="US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7-21T14:52:10.840372823</dc:date>
    <meta:editing-cycles>71</meta:editing-cycles>
    <meta:editing-duration>PT28M3S</meta:editing-duration>
    <meta:generator>LibreOffice/25.2.5.2$Linux_X86_64 LibreOffice_project/520$Build-2</meta:generator>
    <meta:document-statistic meta:table-count="0" meta:image-count="0" meta:object-count="0" meta:page-count="1" meta:paragraph-count="24" meta:word-count="277" meta:character-count="2027" meta:non-whitespace-character-count="1775"/>
    <meta:user-defined meta:name="AppVersion">15.0000</meta:user-defined>
    <meta:template xlink:type="simple" xlink:actuate="onRequest" xlink:title="Normal.dotm" xlink:href=""/>
  </office:meta>
</office:document-meta>
</file>